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79" style:family="table-cell" style:parent-style-name="Default" style:data-style-name="N0">
      <style:table-cell-properties fo:background-color="#fffbcc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7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34"/>
    </style:style>
    <style:style style:name="ce25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J50"/>
    </style:style>
    <style:style style:name="ce22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34"/>
    </style:style>
    <style:style style:name="ce22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50"/>
    </style:style>
    <style:style style:name="ce48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28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18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30"/>
    </style:style>
    <style:style style:name="ce1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30"/>
    </style:style>
    <style:style style:name="ce13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8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5"/>
          <table:table-cell table:style-name="ce179" table:number-columns-repeated="2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5"/>
          <table:table-cell table:style-name="ce179" table:number-columns-repeated="2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/>
          <table:table-cell table:style-name="ce104" table:number-columns-repeated="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6" table:number-columns-repeated="2"/>
          <table:table-cell table:style-name="ce104" table:number-columns-repeated="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D4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D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5480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7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5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33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156" office:value-type="string" calcext:value-type="string">
            <text:p>5V</text:p>
          </table:table-cell>
          <table:table-cell table:style-name="ce498" office:value-type="string" calcext:value-type="string">
            <text:p>7</text:p>
          </table:table-cell>
          <table:table-cell table:style-name="ce156" office:value-type="string" calcext:value-type="string">
            <text:p>5HV</text:p>
          </table:table-cell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1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style-name="ce156" office:value-type="float" office:value="8" calcext:value-type="float">
            <text:p>8</text:p>
          </table:table-cell>
          <table:table-cell office:value-type="string" calcext:value-type="string">
            <text:p>6</text:p>
          </table:table-cell>
          <table:table-cell table:style-name="ce156" office:value-type="string" calcext:value-type="string">
            <text:p>8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 table:number-columns-repeated="7"/>
          <table:table-cell table:number-columns-repeated="3" office:value-type="string" calcext:value-type="string">
            <text:p>7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67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67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/>
          <table:table-cell table:style-name="ce154" office:value-type="string" calcext:value-type="string">
            <text:p>B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67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90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67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7"/>
          <table:table-cell table:style-name="ce211"/>
          <table:table-cell table:style-name="ce116"/>
          <table:table-cell table:style-name="ce154" office:value-type="string" calcext:value-type="string">
            <text:p>4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4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4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69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6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office:value-type="string" calcext:value-type="string">
            <text:p>3</text:p>
          </table:table-cell>
          <table:table-cell table:style-name="ce415"/>
          <table:table-cell table:style-name="ce481" office:value-type="float" office:value="3" calcext:value-type="float">
            <text:p>3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0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8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6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3</text:p>
          </table:table-cell>
          <table:table-cell table:style-name="ce46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67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28" office:value-type="float" office:value="8" calcext:value-type="float">
            <text:p>8</text:p>
          </table:table-cell>
          <table:table-cell table:style-name="ce131" office:value-type="string" calcext:value-type="string">
            <text:p>C</text:p>
          </table:table-cell>
          <table:table-cell table:style-name="ce131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67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/>
          <table:table-cell table:style-name="ce154" office:value-type="string" calcext:value-type="string">
            <text:p>8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67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1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8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67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5H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D</text:p>
          </table:table-cell>
          <table:table-cell table:style-name="ce154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67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6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90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/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67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67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67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08" office:value-type="string" calcext:value-type="string">
            <text:p>5HV</text:p>
          </table:table-cell>
          <table:table-cell table:style-name="ce408" office:value-type="string" calcext:value-type="string">
            <text:p>A</text:p>
          </table:table-cell>
          <table:table-cell table:style-name="ce408" office:value-type="string" calcext:value-type="string">
            <text:p>5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211" office:value-type="string" calcext:value-type="string">
            <text:p>34</text:p>
          </table:table-cell>
          <table:table-cell table:style-name="ce211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211" office:value-type="string" calcext:value-type="string">
            <text:p>30</text:p>
          </table:table-cell>
          <table:table-cell table:style-name="ce211"/>
          <table:table-cell table:style-name="ce211" office:value-type="string" calcext:value-type="string">
            <text:p>3</text:p>
          </table:table-cell>
          <table:table-cell table:style-name="ce211"/>
          <table:table-cell table:style-name="ce211" office:value-type="string" calcext:value-type="string">
            <text:p>3</text:p>
          </table:table-cell>
          <table:table-cell table:style-name="ce211" table:number-columns-repeated="8"/>
          <table:table-cell table:style-name="ce116"/>
          <table:table-cell table:style-name="ce154" office:value-type="string" calcext:value-type="string">
            <text:p>5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130" office:value-type="string" calcext:value-type="string">
            <text:p>8</text:p>
          </table:table-cell>
          <table:table-cell table:style-name="ce130" office:value-type="string" calcext:value-type="string">
            <text:p>C</text:p>
          </table:table-cell>
          <table:table-cell table:style-name="ce13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5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5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3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98" office:value-type="float" office:value="8" calcext:value-type="float">
            <text:p>8</text:p>
          </table:table-cell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00"/>
          <table:table-cell table:style-name="ce154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5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477" table:number-columns-repeated="5"/>
          <table:table-cell table:style-name="ce48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479" office:value-type="string" calcext:value-type="string">
            <text:p>B</text:p>
          </table:table-cell>
          <table:table-cell table:style-name="ce477" office:value-type="float" office:value="11" calcext:value-type="float">
            <text:p>11</text:p>
          </table:table-cell>
          <table:table-cell table:style-name="ce477" office:value-type="float" office:value="3" calcext:value-type="float">
            <text:p>3</text:p>
          </table:table-cell>
          <table:table-cell table:style-name="ce154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00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table:number-columns-repeated="3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number-columns-repeated="2" table:style-name="ce465" office:value-type="string" calcext:value-type="string">
            <text:p>34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256" office:value-type="float" office:value="8" calcext:value-type="float">
            <text:p>8</text:p>
          </table:table-cell>
          <table:table-cell table:style-name="ce226" office:value-type="string" calcext:value-type="string">
            <text:p>C</text:p>
          </table:table-cell>
          <table:table-cell table:style-name="ce226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5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6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7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9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8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Default" table:number-columns-repeated="20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Default" table:number-columns-repeated="20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Default" table:number-columns-repeated="20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CT17 Map.A32:Map.CT33 Map.A30:Map.AD31 Map.AH30:Map.CT31 Map.A19:Map.CT29 Map.A18:Map.AD18 Map.AH18:Map.CT18 Map.A35:Map.CT49 Map.A34:Map.I34 Map.M34:Map.CT34 Map.A51:Map.CT113 Map.A50:Map.I50 Map.M50:Map.CT50">
            <calcext:condition calcext:apply-style-name="Untitled1" calcext:value="=&quot;F&quot;" calcext:base-cell-address="Map.A1"/>
          </calcext:conditional-format>
          <calcext:conditional-format calcext:target-range-address="Map.A1:Map.CT17 Map.A32:Map.CT33 Map.A30:Map.AD31 Map.AH30:Map.CT31 Map.A19:Map.CT29 Map.A18:Map.AD18 Map.AH18:Map.CT18 Map.A35:Map.CT49 Map.A34:Map.I34 Map.M34:Map.CT34 Map.A51:Map.CT113 Map.A50:Map.I50 Map.M50:Map.CT50">
            <calcext:condition calcext:apply-style-name="pellet" calcext:value="=&quot;E&quot;" calcext:base-cell-address="Map.A1"/>
          </calcext:conditional-format>
          <calcext:conditional-format calcext:target-range-address="Map.AE30:Map.AG31">
            <calcext:condition calcext:apply-style-name="Untitled1" calcext:value="=&quot;F&quot;" calcext:base-cell-address="Map.AE30"/>
          </calcext:conditional-format>
          <calcext:conditional-format calcext:target-range-address="Map.AE30:Map.AG31">
            <calcext:condition calcext:apply-style-name="pellet" calcext:value="=&quot;E&quot;" calcext:base-cell-address="Map.AE30"/>
          </calcext:conditional-format>
          <calcext:conditional-format calcext:target-range-address="Map.AE18:Map.AG18">
            <calcext:condition calcext:apply-style-name="Untitled1" calcext:value="=&quot;F&quot;" calcext:base-cell-address="Map.AE18"/>
          </calcext:conditional-format>
          <calcext:conditional-format calcext:target-range-address="Map.AE18:Map.AG18">
            <calcext:condition calcext:apply-style-name="pellet" calcext:value="=&quot;E&quot;" calcext:base-cell-address="Map.AE18"/>
          </calcext:conditional-format>
          <calcext:conditional-format calcext:target-range-address="Map.J34:Map.L34">
            <calcext:condition calcext:apply-style-name="Untitled1" calcext:value="=&quot;F&quot;" calcext:base-cell-address="Map.J34"/>
          </calcext:conditional-format>
          <calcext:conditional-format calcext:target-range-address="Map.J34:Map.L34">
            <calcext:condition calcext:apply-style-name="pellet" calcext:value="=&quot;E&quot;" calcext:base-cell-address="Map.J34"/>
          </calcext:conditional-format>
          <calcext:conditional-format calcext:target-range-address="Map.J50:Map.L50">
            <calcext:condition calcext:apply-style-name="Untitled1" calcext:value="=&quot;F&quot;" calcext:base-cell-address="Map.J50"/>
          </calcext:conditional-format>
          <calcext:conditional-format calcext:target-range-address="Map.J50:Map.L50">
            <calcext:condition calcext:apply-style-name="pellet" calcext:value="=&quot;E&quot;" calcext:base-cell-address="Map.J50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0:08:51.60447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30T01:34:52.386311396</dc:date>
    <meta:editing-cycles>320</meta:editing-cycles>
    <meta:editing-duration>P3DT5H38M4S</meta:editing-duration>
    <meta:document-statistic meta:table-count="4" meta:cell-count="3202" meta:object-count="0"/>
  </office:meta>
</office:document-meta>
</file>